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24.19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number-columns-repeated="1015" table:default-cell-style-name="Default"/>
        <table:table-row table:style-name="ro1" table:number-rows-repeated="2">
          <table:table-cell table:style-name="ce1"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Clock Display Module</text:p>
          </table:table-cell>
          <table:table-cell table:style-name="ce2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3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<text:s/>Footprint</text:p>
          </table:table-cell>
          <table:table-cell table:style-name="ce3" office:value-type="string" calcext:value-type="string">
            <text:p><text:s/>Datasheet</text:p>
          </table:table-cell>
          <table:table-cell table:style-name="ce3" office:value-type="string" calcext:value-type="string">
            <text:p><text:s/>MPN</text:p>
          </table:table-cell>
          <table:table-cell table:style-name="ce3" office:value-type="string" calcext:value-type="string">
            <text:p><text:s/>ConradPN</text:p>
          </table:table-cell>
          <table:table-cell table:style-name="ce3" office:value-type="string" calcext:value-type="string">
            <text:p><text:s/>Label</text:p>
          </table:table-cell>
          <table:table-cell table:style-name="ce3" office:value-type="string" calcext:value-type="string">
            <text:p><text:s/>Link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AFF101 AFF102 AFF103 AFF10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KR161B</text:p>
          </table:table-cell>
          <table:table-cell office:value-type="string" calcext:value-type="string">
            <text:p>ClockFootprints:161_163_Series</text:p>
          </table:table-cell>
          <table:table-cell/>
          <table:table-cell office:value-type="string" calcext:value-type="string">
            <text:p>NKR161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ttp://www.digikey.de/product-search/en?pv311=29&amp;FV=fff40008%2Cfff80024%2C940001%2C980009%2C10c0001%2C3440002%2C4dc0005%2C4dc001d%2C4dc0043%2C4dc0044%2C4dc005c%2C4dc0068%2C4dc006a%2C4dc0073%2C4dc007d%2C4dc0080%2C4dc008a&amp;k=LED&amp;mnonly=0&amp;newproducts=0&amp;ColumnSort=0&amp;page=1&amp;stock=1&amp;quantity=0&amp;ptm=0&amp;fid=0&amp;pageSize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elec_4x5.8</text:p>
          </table:table-cell>
          <table:table-cell office:value-type="string" calcext:value-type="string">
            <text:p>http://industrial.panasonic.com/lecs/www-data/pdf/ABA0000/ABA0000CE120.pdf</text:p>
          </table:table-cell>
          <table:table-cell office:value-type="string" calcext:value-type="string">
            <text:p>EEE-FK1C100R</text:p>
          </table:table-cell>
          <table:table-cell office:value-type="string" calcext:value-type="string">
            <text:p>443516 - 6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ttp://www.digikey.com/product-detail/en/EEE-FK1C100R/PCE3782CT-ND/7661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1</text:p>
          </table:table-cell>
          <table:table-cell office:value-type="string" calcext:value-type="string">
            <text:p>LEDs:LED-0805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2</text:p>
          </table:table-cell>
          <table:table-cell office:value-type="string" calcext:value-type="string">
            <text:p>LEDs:LED-0805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LEDs:LED-0805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EDs:LED-0805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2 R103 R104 R10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7221</text:p>
          </table:table-cell>
          <table:table-cell office:value-type="string" calcext:value-type="string">
            <text:p>ClockFootprints:SOIC-24</text:p>
          </table:table-cell>
          <table:table-cell office:value-type="string" calcext:value-type="string">
            <text:p>http://www.produktinfo.conrad.com/datenblaetter/150000-174999/170137-da-01-en-IC_MAX7221EWG_SOL24L.pdf</text:p>
          </table:table-cell>
          <table:table-cell office:value-type="string" calcext:value-type="string">
            <text:p>MAX7221</text:p>
          </table:table-cell>
          <table:table-cell office:value-type="string" calcext:value-type="string">
            <text:p>170137 - 6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ttp://www.conrad.de/ce/de/product/170137/Linear-IC-Maxim-Integrated-MAX7221EWG-Gehaeuseart-SO-24L-Ausfuehrung-8-Digit-LED-Display-Driver?ref=searchDetail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7-04T16:39:11.375752591</meta:print-date>
    <dc:date>2015-07-04T16:39:32.011404588</dc:date>
    <meta:document-statistic meta:table-count="1" meta:cell-count="76" meta:object-count="0"/>
    <meta:generator>LibreOffice/4.2.8.2$Linux_X86_64 LibreOffice_project/420m0$Build-2</meta:generator>
  </office:meta>
</office:document-meta>
</file>